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B5FC6D0B697307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cm, 4.565cm, 19.293cm, 5.58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79cm" svg:height="22.3cm" svg:x="0.991cm" svg:y="2.391cm">
          <draw:image xlink:href="Pictures/10000000000005E8000007E05B5FC6D0B697307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8:41.598763188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